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omic Sans MS" svg:font-family="'Comic Sans MS'" style:font-family-generic="roman" style:font-pitch="variable"/>
    <style:font-face style:name="FoundryMonoline-Bold" svg:font-family="FoundryMonoline-Bold" style:font-family-generic="roman" style:font-pitch="variable"/>
    <style:font-face style:name="FoundryMonoline-Regular" svg:font-family="FoundryMonoline-Regular"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Calibri1" svg:font-family="Calibri" style:font-family-generic="system" style:font-pitch="variable"/>
    <style:font-face style:name="Comic Sans MS1" svg:font-family="'Comic Sans MS'" style:font-family-generic="system" style:font-pitch="variable"/>
    <style:font-face style:name="Courier New1" svg:font-family="'Courier New'" style:font-family-generic="system" style:font-pitch="variable"/>
    <style:font-face style:name="FoundryMonoline-Bold1" svg:font-family="FoundryMonoline-Bold" style:font-family-generic="system" style:font-pitch="variable"/>
    <style:font-face style:name="FoundryMonoline-Regular1" svg:font-family="FoundryMonoline-Regular"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Noto Sans Symbols1" svg:font-family="'Noto Sans Symbol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text-position="0% 100%"/>
    </style:style>
    <style:style style:name="P2" style:family="paragraph" style:parent-style-name="Standard">
      <style:text-properties style:text-position="0% 100%" fo:font-size="11pt" style:font-size-asian="11pt" style:font-size-complex="11pt"/>
    </style:style>
    <style:style style:name="P3" style:family="paragraph" style:parent-style-name="Standard">
      <style:text-properties style:text-position="0% 100%" fo:font-weight="normal" style:font-weight-asian="normal" style:font-weight-complex="normal"/>
    </style:style>
    <style:style style:name="P4" style:family="paragraph" style:parent-style-name="Standard">
      <style:text-properties style:text-position="0% 100%" fo:font-size="14pt" style:font-size-asian="14pt" style:font-size-complex="14pt"/>
    </style:style>
    <style:style style:name="P5" style:family="paragraph" style:parent-style-name="Standard">
      <style:text-properties fo:color="#000000" style:text-position="0% 100%" style:font-name="FoundryMonoline-Bold" style:font-name-asian="FoundryMonoline-Bold1" style:font-name-complex="FoundryMonoline-Bold1"/>
    </style:style>
    <style:style style:name="P6" style:family="paragraph" style:parent-style-name="Standard">
      <style:text-properties fo:color="#000000" style:text-position="0% 100%"/>
    </style:style>
    <style:style style:name="P7" style:family="paragraph" style:parent-style-name="Standard">
      <style:text-properties fo:color="#000000" style:text-position="0% 100%" style:font-name="FoundryMonoline-Regular" fo:font-size="10pt" style:font-name-asian="FoundryMonoline-Regular1" style:font-size-asian="10pt" style:font-name-complex="FoundryMonoline-Regular1" style:font-size-complex="10pt"/>
    </style:style>
    <style:style style:name="P8" style:family="paragraph" style:parent-style-name="Standard">
      <style:text-properties fo:color="#444444" style:text-position="0% 100%"/>
    </style:style>
    <style:style style:name="P9" style:family="paragraph" style:parent-style-name="Standard">
      <style:paragraph-properties>
        <style:tab-stops>
          <style:tab-stop style:position="1in"/>
        </style:tab-stops>
      </style:paragraph-properties>
    </style:style>
    <style:style style:name="P10" style:family="paragraph" style:parent-style-name="Standard">
      <style:text-properties fo:color="#7f7f7f" style:text-position="0% 100%"/>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FoundryMonoline-Regular" fo:font-size="12pt" fo:font-style="normal" style:text-underline-style="none" fo:font-weight="normal" style:font-name-asian="FoundryMonoline-Regular1" style:font-size-asian="12pt" style:font-style-asian="normal" style:font-weight-asian="normal" style:font-name-complex="FoundryMonoline-Regular1" style:font-size-complex="12pt" style:font-style-complex="normal" style:font-weight-complex="normal"/>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538135" style:text-line-through-style="none" style:text-line-through-type="none" style:text-position="0% 100%" style:font-name="FoundryMonoline-Regular" fo:font-size="11.5pt" fo:font-style="normal" style:text-underline-style="none" fo:font-weight="normal" style:font-name-asian="FoundryMonoline-Regular1" style:font-size-asian="11.5pt" style:font-style-asian="normal" style:font-weight-asian="normal" style:font-name-complex="FoundryMonoline-Regular1" style:font-size-complex="11.5pt" style:font-style-complex="normal" style:font-weight-complex="normal"/>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0693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6" style:family="paragraph" style:parent-style-name="Standard">
      <style:paragraph-properties fo:margin-left="0.028in" fo:margin-right="0in" fo:margin-top="0in" fo:margin-bottom="0.028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7" style:family="paragraph" style:parent-style-name="Standard" style:list-style-name="WWNum1">
      <style:paragraph-properties fo:margin-left="0.6252in" fo:margin-right="0in" fo:margin-top="0in" fo:margin-bottom="0.028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8" style:family="paragraph" style:parent-style-name="Standard" style:list-style-name="WWNum1">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9" style:family="paragraph" style:parent-style-name="Standard" style:list-style-name="WWNum2">
      <style:paragraph-properties fo:margin-left="0.5in" fo:margin-right="0in" fo:margin-top="0.05in" fo:margin-bottom="0.25in" loext:contextual-spacing="false" fo:line-height="100%" fo:text-indent="-0.25in" style:auto-text-indent="false"/>
    </style:style>
    <style:style style:name="P20" style:family="paragraph" style:parent-style-name="Standard">
      <style:paragraph-properties fo:margin-left="0.5in" fo:margin-right="0in" fo:text-indent="0in" style:auto-text-indent="false"/>
    </style:style>
    <style:style style:name="P21" style:family="paragraph" style:parent-style-name="Title" style:master-page-name="Standard">
      <style:paragraph-properties fo:margin-left="0.25in" fo:margin-right="0in" fo:text-indent="0.25in" style:auto-text-indent="false" style:page-number="1"/>
    </style:style>
    <style:style style:name="T1" style:family="text">
      <style:text-properties fo:color="#ff6600" style:text-position="-2% 100%" fo:font-size="20pt" fo:font-weight="bold" style:font-size-asian="20pt" style:font-weight-asian="bold" style:font-size-complex="20pt" style:font-weight-complex="bold"/>
    </style:style>
    <style:style style:name="T2" style:family="text">
      <style:text-properties fo:color="#ff6600" style:text-position="0% 100%" fo:font-size="20pt" style:font-size-asian="20pt" style:font-size-complex="20pt"/>
    </style:style>
    <style:style style:name="T3" style:family="text">
      <style:text-properties style:text-position="0% 100%"/>
    </style:style>
    <style:style style:name="T4" style:family="text">
      <style:text-properties style:text-position="0% 100%" fo:font-weight="bold" style:font-weight-asian="bold" style:font-weight-complex="bold"/>
    </style:style>
    <style:style style:name="T5" style:family="text">
      <style:text-properties style:text-position="0% 100%" style:font-name="Calibri" fo:font-size="18pt" style:font-name-asian="Calibri1" style:font-size-asian="18pt" style:font-name-complex="Calibri1" style:font-size-complex="18pt"/>
    </style:style>
    <style:style style:name="T6" style:family="text">
      <style:text-properties style:text-position="0% 100%" fo:font-size="14pt" fo:font-weight="bold" style:font-size-asian="14pt" style:font-weight-asian="bold" style:font-size-complex="14pt" style:font-weight-complex="bold"/>
    </style:style>
    <style:style style:name="T7" style:family="text">
      <style:text-properties style:text-position="0% 100%" fo:font-size="14pt" fo:font-weight="normal" style:font-size-asian="14pt" style:font-weight-asian="normal" style:font-size-complex="14pt" style:font-weight-complex="normal"/>
    </style:style>
    <style:style style:name="T8" style:family="text">
      <style:text-properties style:text-position="0% 100%" fo:font-size="14pt" style:font-size-asian="14pt" style:font-size-complex="14pt"/>
    </style:style>
    <style:style style:name="T9" style:family="text">
      <style:text-properties style:text-position="0% 100%" fo:font-weight="normal" style:font-weight-asian="normal" style:font-weight-complex="normal"/>
    </style:style>
    <style:style style:name="T10" style:family="text">
      <style:text-properties fo:color="#2e74b5" style:text-position="0% 100%" fo:font-style="italic" fo:font-weight="bold" style:font-style-asian="italic" style:font-weight-asian="bold" style:font-style-complex="italic" style:font-weight-complex="bold"/>
    </style:style>
    <style:style style:name="T11" style:family="text">
      <style:text-properties fo:color="#2e74b5" style:text-position="0% 100%" fo:font-size="14pt" fo:font-weight="bold" style:font-size-asian="14pt" style:font-weight-asian="bold" style:font-size-complex="14pt" style:font-weight-complex="bold"/>
    </style:style>
    <style:style style:name="T12" style:family="text">
      <style:text-properties fo:color="#2e74b5" style:text-position="0% 100%" fo:font-size="14pt" fo:font-weight="normal" style:font-size-asian="14pt" style:font-weight-asian="normal" style:font-size-complex="14pt" style:font-weight-complex="normal"/>
    </style:style>
    <style:style style:name="T13" style:family="text">
      <style:text-properties fo:font-variant="normal" fo:text-transform="none" fo:color="#538135" style:text-line-through-style="none" style:text-line-through-type="none" style:text-position="0% 100%" style:font-name="FoundryMonoline-Regular" fo:font-size="12pt" fo:font-style="normal" style:text-underline-style="none" fo:font-weight="normal" style:font-name-asian="FoundryMonoline-Regular1" style:font-size-asian="12pt" style:font-style-asian="normal" style:font-weight-asian="normal" style:font-name-complex="FoundryMonoline-Regular1"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16" style:family="text">
      <style:text-properties fo:color="#444444" style:text-position="0% 100%" fo:font-size="14pt" fo:font-weight="bold" style:font-size-asian="14pt" style:font-weight-asian="bold" style:font-size-complex="14pt" style:font-weight-complex="bold"/>
    </style:style>
    <style:style style:name="T17" style:family="text">
      <style:text-properties fo:color="#444444" style:text-position="0% 100%" fo:font-size="14pt" fo:font-weight="normal" style:font-size-asian="14pt" style:font-weight-asian="normal" style:font-size-complex="14pt" style:font-weight-complex="normal"/>
    </style:style>
    <style:style style:name="T18" style:family="text">
      <style:text-properties fo:color="#444444" style:text-position="0% 100%" fo:font-weight="normal" style:font-weight-asian="normal" style:font-weight-complex="normal"/>
    </style:style>
    <style:style style:name="T19" style:family="text">
      <style:text-properties fo:color="#444444" style:text-position="0% 100%" fo:font-size="22pt" style:font-size-asian="22pt" style:font-size-complex="22pt"/>
    </style:style>
    <style:style style:name="T20" style:family="text">
      <style:text-properties fo:color="#444444" style:text-position="0% 100%"/>
    </style:style>
    <style:style style:name="T21" style:family="text">
      <style:text-properties fo:color="#5c00e1" style:text-position="0% 100%" fo:font-size="14pt" fo:font-weight="bold" style:font-size-asian="14pt" style:font-weight-asian="bold" style:font-size-complex="14pt" style:font-weight-complex="bold"/>
    </style:style>
    <style:style style:name="T22" style:family="text">
      <style:text-properties fo:color="#5c00e1" style:text-position="0% 100%" fo:font-size="14pt" fo:font-weight="normal" style:font-size-asian="14pt" style:font-weight-asian="normal" style:font-size-complex="14pt" style:font-weight-complex="normal"/>
    </style:style>
    <style:style style:name="T23" style:family="text">
      <style:text-properties fo:color="#5c00e1" style:text-position="0% 100%" fo:font-weight="bold" style:font-weight-asian="bold" style:font-weight-complex="bold"/>
    </style:style>
    <style:style style:name="T24" style:family="text">
      <style:text-properties fo:color="#5c00e1" style:text-position="0% 100%" fo:font-weight="normal" style:font-weight-asian="normal" style:font-weight-complex="normal"/>
    </style:style>
    <style:style style:name="T25" style:family="text">
      <style:text-properties fo:color="#000000" style:text-position="0% 100%"/>
    </style:style>
    <style:style style:name="T26" style:family="text">
      <style:text-properties fo:color="#000000" style:text-position="0% 100%" fo:font-style="italic" style:font-style-asian="italic" style:font-style-complex="italic"/>
    </style:style>
    <style:style style:name="T27" style:family="text">
      <style:text-properties fo:color="#000000" style:text-position="0% 100%" style:font-name="FoundryMonoline-Regular" fo:font-size="10pt" style:font-name-asian="FoundryMonoline-Regular1" style:font-size-asian="10pt" style:font-name-complex="FoundryMonoline-Regular1" style:font-size-complex="10pt"/>
    </style:style>
    <style:style style:name="T28" style:family="text">
      <style:text-properties fo:color="#0005df" style:text-position="0% 100%" fo:font-weight="bold" style:font-weight-asian="bold" style:font-weight-complex="bold"/>
    </style:style>
    <style:style style:name="T29" style:family="text">
      <style:text-properties fo:color="#0005df" style:text-position="0% 100%" fo:font-weight="normal" style:font-weight-asian="normal" style:font-weight-complex="normal"/>
    </style:style>
    <style:style style:name="T30" style:family="text">
      <style:text-properties fo:color="#7f7f7f" style:text-position="0% 100%" fo:font-weight="bold" style:font-weight-asian="bold" style:font-weight-complex="bold"/>
    </style:style>
    <style:style style:name="T31" style:family="text">
      <style:text-properties fo:color="#7f7f7f" style:text-position="0% 100%"/>
    </style:style>
    <style:style style:name="T32" style:family="text">
      <style:text-properties fo:color="#7f7f7f" style:text-position="0% 100%"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Play policy <text:s/></text:span></text:p>
      <text:p text:style-name="P1"/>
      <text:p text:style-name="Standard"><text:span text:style-name="T3">Extra time is a play provision, where playing is paramount to children’s enjoyment of their lives and their health.</text:span></text:p>
      <text:p text:style-name="Standard"><text:span text:style-name="T3">Childhood is not a singular, universal phenomenon experienced in the same way by all children</text:span></text:p>
      <text:p text:style-name="P11"/>
      <text:p text:style-name="Standard"><text:span text:style-name="T3"><text:s/>Children and young people, whatever their age, </text:span><text:span text:style-name="T10">need and want to play</text:span><text:span text:style-name="T3">.</text:span></text:p>
      <text:p text:style-name="Standard"><text:span text:style-name="T3"><text:s/>This is documented </text:span><text:span text:style-name="T4">in Article 31 of the UN Convention on the Rights of the Child</text:span><text:span text:style-name="T3">, ratified by the UK government in 1991. The government has a duty under this convention to protect and promote play opportunities for all children and young people. </text:span><text:span text:style-name="T4">Children</text:span><text:span text:style-name="T3"> </text:span><text:span text:style-name="T4">have a right to play</text:span><text:span text:style-name="T3"> indoors and out, in whatever way they can. Through playing, children are creating their own culture and exploring their creativity.</text:span></text:p>
      <text:p text:style-name="P11"/>
      <text:p text:style-name="P15"><text:span text:style-name="T13"><text:s/></text:span><text:span text:style-name="T14">Children need and want to challenge themselves when they play. Play provisions like ours encourage children to use play spaces within the provision that are stimulating and exciting and allows children to encounter and learn about risk. This helps them to build confidence.</text:span></text:p>
      <text:p text:style-name="P12"/>
      <text:p text:style-name="P16"><text:span text:style-name="T14"><text:s/></text:span><text:span text:style-name="T15">Play allows children to:-</text:span></text:p>
      <text:list xml:id="list231620200" text:style-name="WWNum1">
        <text:list-item>
          <text:p text:style-name="P17"><text:span text:style-name="T14"><text:s/>Experience and encounter boundaries, learning to assess and manage risk in their lives; both physical and social.</text:span></text:p>
        </text:list-item>
        <text:list-item>
          <text:p text:style-name="P17"><text:span text:style-name="T14"><text:s/>Understand the people and places in their lives, finding out about their environment and develop their sense of community.</text:span></text:p>
        </text:list-item>
        <text:list-item>
          <text:p text:style-name="P17"><text:span text:style-name="T14"><text:s/>Find out about themselves, their abilities, as well as their own interests and what they can contribute in life.</text:span></text:p>
        </text:list-item>
        <text:list-item>
          <text:p text:style-name="P18"><text:span text:style-name="T14"><text:s/>Play can be therapeutic for children; it can help to deal with difficult or painful circumstances such as emotional stress or medical treatments. </text:span></text:p>
        </text:list-item>
        <text:list-item>
          <text:p text:style-name="P18"><text:span text:style-name="T14"><text:s/>Play can be a way of building and maintaining important relationships with friends, carers and family members.</text:span></text:p>
        </text:list-item>
        <text:list-item>
          <text:p text:style-name="P18"><text:span text:style-name="T14">Allows the children to get dirty, enjoy different textures and feelings.</text:span></text:p>
        </text:list-item>
      </text:list>
      <text:p text:style-name="P12"/>
      <text:p text:style-name="P13"/>
      <text:p text:style-name="Standard"><text:span text:style-name="T16">The role of the play worker (our staff)</text:span></text:p>
      <text:p text:style-name="P5"/>
      <text:p text:style-name="Standard"><text:span text:style-name="T3">The role of the play worker is to create a physical and social/emotional environment where children can play freely, rather than organising and directing activities aimed to offer an end product. <text:s/>Their role as a play worker is as important as that of any skilled professional working with children and should be respected and rewarded accordingly.</text:span></text:p>
      <text:p text:style-name="P1"/>
      <text:p text:style-name="Standard"><text:span text:style-name="T3">Children’s play is enriched by the skills of the play workers, and the play workers are trained to put children’s play needs at the centre of their work in their settings, enhancing the range of play experiences for all children. They are the best people to run a play provision for school-aged children like Extra Time. </text:span></text:p>
      <text:p text:style-name="P1"/>
      <text:p text:style-name="Standard"><text:soft-page-break/><text:span text:style-name="T3">Play workers will aspire to keep the setting, fun and Challenging for all children and will organise a variety of resources every day (we would ask parents to appreciate that we will keep your children as safe as we can, however throughout play children will get hurt from time to time and will get dirty as well, so please make sure they are not wearing their best clothes).</text:span></text:p>
      <text:p text:style-name="Standard"><text:span text:style-name="T3"><text:s/></text:span></text:p>
      <text:p text:style-name="Standard"><text:span text:style-name="T3">Play workers choose how and when to intervene when a child /ren are playing, which enables children and young people to extend their play. All play worker interventions must balance risk with the well-being of children and that all of the staff within Extra Time will adopt this approach and understand the level of intervention to achieve unadulterated play.</text:span></text:p>
      <text:p text:style-name="P1"/>
      <text:p text:style-name="Standard"><text:span text:style-name="T11">Enriching play environments, can offer these outcomes:</text:span></text:p>
      <text:p text:style-name="P1"/>
      <text:list xml:id="list3386362909" text:style-name="WWNum2">
        <text:list-item>
          <text:p text:style-name="P19"><text:span text:style-name="T4">A varied and interesting environment. </text:span><text:span text:style-name="T3">Examples: things at different levels, spaces of different sizes, places to hide, trees and bushes as well as things that have been made, places to inspire mystery and imagination.</text:span></text:p>
        </text:list-item>
        <text:list-item>
          <text:p text:style-name="P19"><text:span text:style-name="T4">Challenge in relation to the physical environment.</text:span><text:span text:style-name="T3"> Examples: activities which test the limits of capabilities, rough and tumble, sports and games, chase.</text:span></text:p>
        </text:list-item>
        <text:list-item>
          <text:p text:style-name="P19"><text:span text:style-name="T4">Playing with the natural elements - earth, water, fire, air.</text:span><text:span text:style-name="T3"> Examples: campfires, digging, playing snowballs, flying kites. </text:span></text:p>
        </text:list-item>
        <text:list-item>
          <text:p text:style-name="P19"><text:span text:style-name="T4">Movement - e.g. running, jumping, rolling, climbing, balancing.</text:span><text:span text:style-name="T3"> Examples: beams and ropes, soft mats, bike riding, juggling equipment, ladders, space. </text:span></text:p>
        </text:list-item>
        <text:list-item>
          <text:p text:style-name="P19"><text:span text:style-name="T4">Manipulating natural and fabricated materials.</text:span><text:span text:style-name="T3"> Examples: materials for art, cooking, making and mending of all kinds; building dens; making concoctions; using tools; access to bits and pieces of all kinds. </text:span></text:p>
        </text:list-item>
        <text:list-item>
          <text:p text:style-name="P19"><text:span text:style-name="T4">Stimulation of the five senses. </text:span><text:span text:style-name="T3">Examples: music making, places where shouting is fine, quiet places, different colours and shapes, dark and bright places, cooking on a campfire, rotting leaves, a range of food and drink, objects that are soft, prickly, flexible, large and small. </text:span></text:p>
        </text:list-item>
        <text:list-item>
          <text:p text:style-name="P19"><text:span text:style-name="T4">Experiencing change in the natural and built environment.</text:span><text:span text:style-name="T3"> Examples: experiencing the seasons through access to the outdoor environment; opportunities to take part in building, demolishing, or transforming the environment. </text:span></text:p>
        </text:list-item>
        <text:list-item>
          <text:p text:style-name="P19"><text:span text:style-name="T4">Social interactions. </text:span><text:span text:style-name="T3">Examples: being able to choose whether and when to play alone or with others, to negotiate, co-operate, compete and resolve conflicts. Being able to interact with individuals and groups of different ages, abilities, interests, gender, ethnicity and culture. </text:span></text:p>
        </text:list-item>
        <text:list-item>
          <text:p text:style-name="P19"><text:span text:style-name="T4">Playing with identity.</text:span><text:span text:style-name="T3"> Examples: dressing up, role play, performing, taking on different kinds of responsibility</text:span><text:span text:style-name="T5">. </text:span></text:p>
        </text:list-item>
      </text:list>
      <text:p text:style-name="Standard"><text:span text:style-name="T4">Experiencing a range of emotions. </text:span><text:span text:style-name="T3">Examples: opportunities to be powerful/powerless, scared/confident, like/disliked, in/out of control, brave/cowardly.</text:span></text:p>
      <text:p text:style-name="P1"/>
      <text:p text:style-name="P1"/>
      <text:p text:style-name="P1"/>
      <text:p text:style-name="Standard"><text:span text:style-name="T21">Recognising the benefits of play - </text:span></text:p>
      <text:p text:style-name="Standard"><text:span text:style-name="T25">Play is great for children’s well-being. When planning and providing play Opportunities, the goal is not to eliminate risk, but to weigh up the risks and benefits. No child will learn about risk if they are wrapped in cotton wool.</text:span></text:p>
      <text:p text:style-name="P1"/>
      <text:p text:style-name="P1"/>
      <text:p text:style-name="Standard"><text:span text:style-name="T6">Managing risks whilst we play</text:span></text:p>
      <text:p text:style-name="Standard"><text:span text:style-name="T3">The HSE (health and safety executive) fully supports the play provision for all children in a variety of environments.</text:span></text:p>
      <text:p text:style-name="Standard"><text:span text:style-name="T3">The HSE understands and accepts that this means children will often be exposed to play</text:span></text:p>
      <text:p text:style-name="Standard"><text:soft-page-break/><text:span text:style-name="T3">Environments which, whilst well-managed, carry a degree of risk and sometimes potential danger. </text:span></text:p>
      <text:p text:style-name="Standard"><text:span text:style-name="T3">The HSE fully recognises that play brings the world to life for children. It provides for an exploration and understanding of their abilities; exposes them to the realities of the world in which they will live, which is a world not free from risk but rather one where risk is ever present. The opportunity for play develops a child’s risk awareness and prepares them for their future lives.</text:span></text:p>
      <text:p text:style-name="P2"/>
      <text:p text:style-name="Standard"><text:span text:style-name="T23">What parents and other professionals should expect from play providers - </text:span></text:p>
      <text:p text:style-name="Standard"><text:span text:style-name="T25">Whilst providing play opportunities Extra Time staff focus on controlling the real risks, while securing or increasing the benefits – ‘</text:span><text:span text:style-name="T26">not on the paperwork’</text:span><text:span text:style-name="T25">. <text:s/>Staff use their own judgement and expertise as well as where appropriate, the judgement of others, to ensure that the assessments and controls proposed are proportionate to the risks involved. They will always communicate what these controls are, why they are necessary and so ensure every one focuses on the important risks.</text:span></text:p>
      <text:p text:style-name="P6"/>
      <text:p text:style-name="Standard"><text:span text:style-name="T28">Children and risk</text:span></text:p>
      <text:p text:style-name="Standard"><text:span text:style-name="T25">All children both, need and want to take risks in order to explore limits, venture into new experiences and develop their capacities, from a very young age and from their earliest play experiences. Children would never learn to walk, climb stairs or ride a bicycle unless they were strongly motivated to respond to challenges involving a risk of injury. </text:span></text:p>
      <text:p text:style-name="P7"/>
      <text:p text:style-name="Standard"><text:span text:style-name="T28">Play provision and risks</text:span></text:p>
      <text:p text:style-name="Standard"><text:span text:style-name="T25">Risk-taking is an essential feature of Extra Time, we aim to offer children the chance to encounter acceptable risks as part of a stimulating, challenging and controlled environment. </text:span><text:span text:style-name="T26">In the words of the play sector publication Best Play, play provision should aim to ‘manage the balance between the need to offer risk and the need to keep children safe from harm’</text:span></text:p>
      <text:p text:style-name="Standard"><text:span text:style-name="T25"><text:s/>In Extra Time, the staff feel that the exposure to some risk is actually a benefit: it satisfies a basic human need and gives children the chance to learn about the real consequences of risk-taking.</text:span></text:p>
      <text:p text:style-name="P1"/>
      <text:p text:style-name="P1"/>
      <text:p text:style-name="P1"/>
      <text:p text:style-name="P20"><text:span text:style-name="T3"><text:s/></text:span></text:p>
      <text:p text:style-name="P8"/>
      <text:p text:style-name="P9"><text:span text:style-name="T20"><text:tab/></text:span></text:p>
      <text:p text:style-name="P1"/>
      <text:p text:style-name="P1"/>
      <text:p text:style-name="P1"/>
      <text:p text:style-name="Standard"><text:span text:style-name="T3">Our policy for Play, was written in conjunction with the following:</text:span></text:p>
      <text:p text:style-name="P1"/>
      <text:p text:style-name="P1"/>
      <text:p text:style-name="Standard"><text:span text:style-name="T30">Childrens play</text:span><text:span text:style-name="T31"> - </text:span><text:a xlink:type="simple" xlink:href="http://www.playengland.org.uk/media/71062/charter-for-childrens-play.pdf" text:style-name="ListLabel_20_19" text:visited-style-name="ListLabel_20_19"><text:span text:style-name="T32">http://www.playengland.org.uk/media/71062/charter-for-childrens-play.pdf</text:span></text:a></text:p>
      <text:p text:style-name="P10"/>
      <text:p text:style-name="Standard"><text:soft-page-break/><text:span text:style-name="T30">UN right of a child -</text:span><text:span text:style-name="T31"> </text:span><text:a xlink:type="simple" xlink:href="http://www.unicef.org/crc/" text:style-name="ListLabel_20_19" text:visited-style-name="ListLabel_20_19"><text:span text:style-name="T32">http://www.unicef.org/crc/</text:span></text:a></text:p>
      <text:p text:style-name="Standard"><text:span text:style-name="T30">Free play -</text:span><text:span text:style-name="T31"> <text:s/></text:span><text:a xlink:type="simple" xlink:href="http://www.freeplaynetwork.org.uk/schools/appendix1.htm" text:style-name="ListLabel_20_19" text:visited-style-name="ListLabel_20_19"><text:span text:style-name="T32">http://www.freeplaynetwork.org.uk/schools/appendix1.htm</text:span></text:a></text:p>
      <text:p text:style-name="P10"/>
      <text:p text:style-name="Standard"><text:span text:style-name="T30">Managing risks</text:span><text:span text:style-name="T31"> - </text:span><text:a xlink:type="simple" xlink:href="http://www.playengland.org.uk/media/120462/managing-risk-play-safety-forum.pdf" text:style-name="ListLabel_20_19" text:visited-style-name="ListLabel_20_19"><text:span text:style-name="T32">http://www.playengland.org.uk/media/120462/managing-risk-play-safety-forum.pdf</text:span></text:a></text:p>
      <text:p text:style-name="P1"/>
      <text:p text:style-name="P1"/>
      <text:p text:style-name="Standard"><text:span text:style-name="T4">Sign:<text:tab/><text:tab/><text:tab/><text:tab/><text:tab/>Position in club: Owner</text:span></text:p>
      <text:p text:style-name="P3"/>
      <text:p text:style-name="P3"/>
      <text:p text:style-name="Standard"><text:span text:style-name="T4">Date reviewed: May 2025 <text:s/><text:tab/>next review date: May <text:s/>2026</text:span></text:p>
      <text:p text:style-name="P1"/>
      <text:p text:style-name="P1"/>
      <text:p text:style-name="P1"/>
      <text:p text:style-name="Standard"><text:span text:style-name="T8">I the undersigned, am signing to say that I have reviewed this policy with the team, and will adhere to the policy at all times. </text:span></text:p>
      <text:p text:style-name="P4"/>
      <text:p text:style-name="Standard"><text:span text:style-name="T8">A.Grosse:<text:tab/> <text:s text:c="46"/>Date:</text:span></text:p>
      <text:p text:style-name="P4"/>
      <text:p text:style-name="Standard"><text:span text:style-name="T8">N.Walton:<text:tab/><text:tab/><text:tab/><text:tab/><text:tab/><text:tab/>Date:</text:span></text:p>
      <text:p text:style-name="P4"/>
      <text:p text:style-name="Standard"><text:span text:style-name="T8">H.Bailey:<text:tab/><text:tab/><text:tab/><text:tab/><text:tab/><text:tab/>Date:</text:span></text:p>
      <text:p text:style-name="P4"/>
      <text:p text:style-name="Standard"><text:span text:style-name="T8">T. Quinn:<text:tab/> <text:s text:c="46"/>Date:</text:span></text:p>
      <text:p text:style-name="P4"/>
      <text:p text:style-name="Standard"><text:span text:style-name="T8">M.Wright:<text:tab/><text:tab/><text:tab/><text:tab/><text:tab/><text:tab/>Date:</text:span></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omic Sans MS" svg:font-family="'Comic Sans MS'" style:font-family-generic="roman" style:font-pitch="variable"/>
    <style:font-face style:name="FoundryMonoline-Bold" svg:font-family="FoundryMonoline-Bold" style:font-family-generic="roman" style:font-pitch="variable"/>
    <style:font-face style:name="FoundryMonoline-Regular" svg:font-family="FoundryMonoline-Regular"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mic Sans MS1" svg:font-family="'Comic Sans MS'" style:font-family-generic="system" style:font-pitch="variable"/>
    <style:font-face style:name="Courier New1" svg:font-family="'Courier New'" style:font-family-generic="system" style:font-pitch="variable"/>
    <style:font-face style:name="FoundryMonoline-Bold1" svg:font-family="FoundryMonoline-Bold" style:font-family-generic="system" style:font-pitch="variable"/>
    <style:font-face style:name="FoundryMonoline-Regular1" svg:font-family="FoundryMonoline-Regular"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none"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none"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5in" fo:margin-right="0in" fo:text-indent="0in" style:auto-text-indent="false" fo:keep-with-next="always"/>
      <style:text-properties style:text-position="0% 100%" style:font-name="Comic Sans MS" fo:font-family="'Comic Sans MS'" style:font-family-generic="roman" style:font-pitch="variable" fo:font-size="12pt" style:font-name-asian="Comic Sans MS1" style:font-family-asian="'Comic Sans MS'" style:font-family-generic-asian="system" style:font-pitch-asian="variable" style:font-size-asian="12pt" style:font-name-complex="Comic Sans MS1" style:font-family-complex="'Comic Sans MS'"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top="0.1665in" fo:margin-bottom="0.0417in" loext:contextual-spacing="false" fo:line-height="100%" fo:keep-with-next="always"/>
      <style:text-properties style:text-position="0% 100%"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normal" style:next-style-name="Standard" style:default-outline-level="" style:class="text">
      <style:paragraph-properties fo:keep-with-next="always"/>
      <style:text-properties style:text-position="0% 100%"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left="0.25in" fo:margin-right="0in" fo:text-align="center" style:justify-single-word="false" fo:text-indent="0in" style:auto-text-indent="false"/>
      <style:text-properties style:text-position="0% 100%" style:font-name="Comic Sans MS" fo:font-family="'Comic Sans MS'" style:font-family-generic="roman" style:font-pitch="variable" fo:font-size="17pt" fo:font-weight="bold" style:font-name-asian="Comic Sans MS1" style:font-family-asian="'Comic Sans MS'" style:font-family-generic-asian="system" style:font-pitch-asian="variable" style:font-size-asian="17pt" style:font-weight-asian="bold" style:font-name-complex="Comic Sans MS1" style:font-family-complex="'Comic Sans MS'" style:font-family-generic-complex="system" style:font-pitch-complex="variable" style:font-size-complex="17pt" style:font-weight-complex="bold"/>
    </style:style>
    <style:style style:name="Text_20_body_20_indent" style:display-name="Text body indent" style:family="paragraph" style:parent-style-name="normal" style:default-outline-level="1" style:list-style-name="" style:class="text">
      <style:paragraph-properties fo:margin-left="0.25in" fo:margin-right="0in" style:line-height-at-least="0.0008in" fo:hyphenation-ladder-count="no-limit" fo:text-indent="0in" style:auto-text-indent="false" style:vertical-align="top"/>
      <style:text-properties style:text-position="0% 100%" style:font-name="Comic Sans MS" fo:font-family="'Comic Sans MS'" style:font-family-generic="roman" style:font-pitch="variable" fo:font-size="12pt" fo:language="en" fo:country="US" style:text-blinking="false" style:font-size-asian="12pt" style:language-asian="en" style:country-asian="US" style:font-name-complex="Times New Roman" style:font-family-complex="'Times New Roman'" style:font-family-generic-complex="system" style:font-pitch-complex="variable" style:font-size-complex="10pt" style:language-complex="ar" style:country-complex="SA" style:text-emphasize="none" style:text-scale="100%" fo:hyphenate="false" fo:hyphenation-remain-char-count="2" fo:hyphenation-push-char-count="2"/>
    </style:style>
    <style:style style:name="Header" style:family="paragraph" style:parent-style-name="normal" style:default-outline-level="1" style:list-style-name="" style:class="extra">
      <style:paragraph-properties style:line-height-at-least="0.0008in" fo:hyphenation-ladder-count="no-limit" style:vertical-align="top">
        <style:tab-stops>
          <style:tab-stop style:position="3in" style:type="center"/>
          <style:tab-stop style:position="6in" style:type="right"/>
        </style:tab-stops>
      </style:paragraph-properties>
      <style:text-properties style:text-position="0% 100%" style:font-name="Arial" fo:font-family="Arial" style:font-family-generic="roman" style:font-pitch="variable" fo:font-size="12pt" fo:language="en" fo:country="GB" style:text-blinking="false" style:font-size-asian="12pt" style:language-asian="en" style:country-asian="US" style:font-name-complex="Arial1" style:font-family-complex="Arial" style:font-family-generic-complex="system" style:font-pitch-complex="variable" style:font-size-complex="12pt" style:language-complex="ar" style:country-complex="SA" style:text-emphasize="none" style:text-scale="100%" fo:hyphenate="false" fo:hyphenation-remain-char-count="2" fo:hyphenation-push-char-count="2"/>
    </style:style>
    <style:style style:name="Footer" style:family="paragraph" style:parent-style-name="normal" style:default-outline-level="1" style:list-style-name="" style:class="extra">
      <style:paragraph-properties style:line-height-at-least="0.0008in" fo:hyphenation-ladder-count="no-limit" style:vertical-align="top">
        <style:tab-stops>
          <style:tab-stop style:position="3in" style:type="center"/>
          <style:tab-stop style:position="6in" style:type="right"/>
        </style:tab-stops>
      </style:paragraph-properties>
      <style:text-properties style:text-position="0% 100%" style:font-name="Arial" fo:font-family="Arial" style:font-family-generic="roman" style:font-pitch="variable" fo:font-size="12pt" fo:language="en" fo:country="GB" style:text-blinking="false" style:font-size-asian="12pt" style:language-asian="en" style:country-asian="US" style:font-name-complex="Arial1" style:font-family-complex="Arial" style:font-family-generic-complex="system" style:font-pitch-complex="variable" style:font-size-complex="12pt" style:language-complex="ar" style:country-complex="SA" style:text-emphasize="none" style:text-scale="100%" fo:hyphenate="false" fo:hyphenation-remain-char-count="2" fo:hyphenation-push-char-count="2"/>
    </style:style>
    <style:style style:name="Balloon_20_Text" style:display-name="Balloon Text" style:family="paragraph" style:parent-style-name="normal" style:default-outline-level="1" style:list-style-name="">
      <style:paragraph-properties style:line-height-at-least="0.0008in" fo:hyphenation-ladder-count="no-limit" style:vertical-align="top"/>
      <style:text-properties style:text-position="0% 100%" style:font-name="Tahoma" fo:font-family="Tahoma" style:font-family-generic="roman" style:font-pitch="variable" fo:font-size="8pt" fo:language="en" fo:country="GB" style:text-blinking="false" style:font-size-asian="8pt" style:language-asian="en" style:country-asian="US" style:font-name-complex="Tahoma1" style:font-family-complex="Tahoma" style:font-family-generic-complex="system" style:font-pitch-complex="variable" style:font-size-complex="8pt" style:language-complex="ar" style:country-complex="SA" style:text-emphasize="none" style:text-scale="100%" fo:hyphenate="false" fo:hyphenation-remain-char-count="2" fo:hyphenation-push-char-count="2"/>
    </style:style>
    <style:style style:name="Default" style:family="paragraph" style:default-outline-level="1" style:list-style-name="">
      <style:paragraph-properties style:line-height-at-least="0.0008in" fo:text-align="start" style:justify-single-word="false" fo:orphans="2" fo:widows="2" fo:hyphenation-ladder-count="no-limit" style:vertical-align="top" style:writing-mode="lr-tb"/>
      <style:text-properties fo:color="#000000" style:text-position="0% 100%" style:font-name="FoundryMonoline-Regular" fo:font-family="FoundryMonoline-Regular" style:font-family-generic="roman" style:font-pitch="variable" fo:font-size="12pt" fo:language="en" fo:country="GB" style:text-blinking="false" style:font-size-asian="12pt" style:language-asian="en" style:country-asian="GB" style:font-name-complex="FoundryMonoline-Regular1" style:font-family-complex="FoundryMonoline-Regular" style:font-family-generic-complex="system" style:font-pitch-complex="variable" style:font-size-complex="12pt" style:language-complex="ar" style:country-complex="SA" style:text-emphasize="none" style:text-scale="100%" fo:hyphenate="false" fo:hyphenation-remain-char-count="2" fo:hyphenation-push-char-count="2"/>
    </style:style>
    <style:style style:name="Pa0" style:family="paragraph" style:parent-style-name="Default" style:next-style-name="Default" style:default-outline-level="1" style:list-style-name="">
      <style:paragraph-properties style:line-height-at-least="0.1673in" fo:hyphenation-ladder-count="no-limit" style:vertical-align="top"/>
      <style:text-properties style:use-window-font-color="true" style:text-position="0% 100%" style:font-name="FoundryMonoline-Regular" fo:font-family="FoundryMonoline-Regular" style:font-family-generic="roman" style:font-pitch="variable" fo:font-size="12pt" fo:language="en" fo:country="GB" style:text-blinking="false" style:font-size-asian="12pt" style:language-asian="en" style:country-asian="GB" style:font-name-complex="Times New Roman" style:font-family-complex="'Times New Roman'" style:font-family-generic-complex="system" style:font-pitch-complex="variable" style:font-size-complex="12pt" style:language-complex="ar" style:country-complex="SA" style:text-emphasize="none" style:text-scale="100%" fo:hyphenate="false" fo:hyphenation-remain-char-count="2" fo:hyphenation-push-char-count="2"/>
    </style:style>
    <style:style style:name="Pa2" style:family="paragraph" style:parent-style-name="Default" style:next-style-name="Default" style:default-outline-level="1" style:list-style-name="">
      <style:paragraph-properties style:line-height-at-least="0.1673in" fo:hyphenation-ladder-count="no-limit" style:vertical-align="top"/>
      <style:text-properties style:use-window-font-color="true" style:text-position="0% 100%" style:font-name="FoundryMonoline-Regular" fo:font-family="FoundryMonoline-Regular" style:font-family-generic="roman" style:font-pitch="variable" fo:font-size="12pt" fo:language="en" fo:country="GB" style:text-blinking="false" style:font-size-asian="12pt" style:language-asian="en" style:country-asian="GB" style:font-name-complex="Times New Roman" style:font-family-complex="'Times New Roman'" style:font-family-generic-complex="system" style:font-pitch-complex="variable" style:font-size-complex="12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Default_20_Paragraph_20_Font" style:display-name="Default Paragraph Font" style:family="text">
      <style:text-properties style:text-position="0% 100%" style:text-blinking="false" style:text-emphasize="none" style:text-scale="100%"/>
    </style:style>
    <style:style style:name="Internet_20_link" style:display-name="Internet link" style:family="text">
      <style:text-properties fo:color="#0000ff" style:text-position="0% 100%" style:text-underline-style="solid" style:text-underline-width="auto" style:text-underline-color="font-color" style:text-blinking="false" style:text-emphasize="none" style:text-scale="100%"/>
    </style:style>
    <style:style style:name="A4" style:family="text">
      <style:text-properties fo:color="#000000" style:text-position="0% 100%" style:font-name="FoundryMonoline-Bold" fo:font-family="FoundryMonoline-Bold" style:font-family-generic="roman" style:font-pitch="variable" fo:font-size="13pt" style:text-blinking="false" style:font-size-asian="13pt" style:font-name-complex="FoundryMonoline-Bold1" style:font-family-complex="FoundryMonoline-Bold" style:font-family-generic-complex="system" style:font-pitch-complex="variable" style:font-size-complex="13pt" style:text-emphasize="none" style:text-scale="100%"/>
    </style:style>
    <style:style style:name="ListLabel_20_1" style:display-name="ListLabel 1" style:family="text">
      <style:text-properties style:text-position="0% 100%"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position="0% 100%" style:font-name="Calibri" fo:font-family="Calibri" style:font-family-generic="roman" style:font-pitch="variable" fo:font-size="18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 style:display-name="ListLabel 11" style:family="text">
      <style:text-properties style:text-position="0% 100%"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2" style:display-name="ListLabel 12"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 style:display-name="ListLabel 13"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 style:display-name="ListLabel 14"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 style:display-name="ListLabel 15"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 style:display-name="ListLabel 16"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 style:display-name="ListLabel 17"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 style:display-name="ListLabel 18" style:family="text">
      <style:text-properties style:text-position="0% 100%"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 style:display-name="ListLabel 19" style:family="text">
      <style:text-properties fo:color="#7f7f7f" style:text-position="0% 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6252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1252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6252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125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6252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1252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6252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1252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62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page-layout style:name="Mpm1">
      <style:page-layout-properties fo:page-width="8.5in" fo:page-height="11in" style:num-format="1" style:print-orientation="portrait" fo:margin-top="0.5in" fo:margin-bottom="0.5909in" fo:margin-left="0.7874in" fo:margin-right="0.7874in" style:writing-mode="lr-tb" style:layout-grid-color="#c0c0c0" style:layout-grid-lines="2493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909in" fo:margin-left="0in" fo:margin-right="0in" fo:margin-bottom="0.0516in" style:dynamic-spacing="true"/>
      </style:header-style>
      <style:footer-style/>
    </style:page-layout>
  </office:automatic-styles>
  <office:master-styles>
    <style:master-page style:name="Standard" style:page-layout-name="Mpm1">
      <style:header>
        <text:p text:style-name="MP1"><text:span text:style-name="MT1">Extra time policy and procedures <text:s text:c="52"/>Reviewed May 2025</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06T14:39:00</meta:creation-date>
    <meta:initial-creator>Longcar Professional</meta:initial-creator>
    <meta:document-statistic meta:table-count="0" meta:image-count="0" meta:object-count="0" meta:page-count="4" meta:paragraph-count="60" meta:word-count="1308" meta:character-count="8456" meta:non-whitespace-character-count="7019"/>
    <meta:generator>LibreOfficeDev/6.0.5.2$Linux_X86_64 LibreOffice_project/</meta:generator>
  </office:meta>
</office:document-meta>
</file>